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Wrapper.MyWrapper( Mapper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Converter.unmarshal( HierarchicalStreamReader reader , Unmarshalling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mpleSaveConfigurationConverter.marshal( Object obj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eSaveConfigurationConverter.SampleSaveConfiguration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Converter.createNode( HierarchicalStreamWriter writer , boolean save , String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Wrapper.shouldSerializeMember( Class definedIn , String field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